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Kalimati" svg:font-family="Kalimati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589cm" fo:min-width="0.466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3" style:family="graphic" style:parent-style-name="standard">
      <style:graphic-properties svg:stroke-width="0.051cm" svg:stroke-color="#c9211e" draw:marker-start-width="0.279cm" draw:marker-end-width="0.279cm" draw:fill="solid" draw:fill-color="#ffd8ce" draw:textarea-horizontal-align="justify" draw:textarea-vertical-align="middle" draw:auto-grow-height="false" fo:min-height="2.748cm" fo:min-width="5.292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c9211e" draw:marker-start-width="0.279cm" draw:marker-end-width="0.279cm" draw:fill="none" draw:textarea-horizontal-align="justify" draw:textarea-vertical-align="middle" draw:auto-grow-height="false" fo:min-height="0.335cm" fo:min-width="0.263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c9211e" draw:marker-start-width="0.279cm" draw:marker-end-width="0.279cm" draw:fill="none" draw:textarea-horizontal-align="justify" draw:textarea-vertical-align="middle" draw:auto-grow-height="false" fo:min-height="0.335cm" fo:min-width="0.262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64cm"/>
      <style:paragraph-properties style:writing-mode="lr-tb"/>
    </style:style>
    <style:style style:name="gr7" style:family="graphic" style:parent-style-name="standard">
      <style:graphic-properties svg:stroke-width="0.051cm" svg:stroke-color="#c9211e" draw:marker-start-width="0.279cm" draw:marker-end-width="0.279cm" draw:fill="solid" draw:fill-color="#ff6d6d" draw:textarea-horizontal-align="justify" draw:textarea-vertical-align="middle" draw:auto-grow-height="false" fo:min-height="2.748cm" fo:min-width="5.292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c9211e" draw:marker-start-width="0.279cm" draw:marker-end-width="0.279cm" draw:fill="solid" draw:fill-color="#ff6d6d" draw:textarea-horizontal-align="justify" draw:textarea-vertical-align="middle" draw:auto-grow-height="false" fo:min-height="0.335cm" fo:min-width="0.263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c9211e" draw:marker-start-width="0.279cm" draw:marker-end-width="0.279cm" draw:fill="solid" draw:fill-color="#ff6d6d" draw:textarea-horizontal-align="justify" draw:textarea-vertical-align="middle" draw:auto-grow-height="false" fo:min-height="0.335cm" fo:min-width="0.262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6d6d" fo:min-height="1.64cm"/>
      <style:paragraph-properties style:writing-mode="lr-tb"/>
    </style:style>
    <style:style style:name="gr11" style:family="graphic" style:parent-style-name="objectwithoutfill">
      <style:graphic-properties svg:stroke-width="0.102cm" svg:stroke-color="#999999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svg:stroke-color="#999999" draw:marker-start-width="0.356cm" draw:marker-end-width="0.356cm" draw:fill="solid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051cm" svg:stroke-color="#666666" draw:marker-start-width="0.279cm" draw:marker-end-width="0.279cm" draw:fill="none" draw:textarea-horizontal-align="justify" draw:textarea-vertical-align="middle" draw:auto-grow-height="false" fo:min-height="0.589cm" fo:min-width="0.466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2a6099" draw:marker-start-width="0.279cm" draw:marker-end-width="0.279cm" draw:fill="solid" draw:fill-color="#dee6ef" draw:textarea-horizontal-align="justify" draw:textarea-vertical-align="middle" draw:auto-grow-height="false" fo:min-height="1.992cm" fo:min-width="15.839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16" style:family="graphic" style:parent-style-name="standard">
      <style:graphic-properties svg:stroke-width="0.051cm" svg:stroke-color="#650953" draw:marker-start-width="0.279cm" draw:marker-end-width="0.279cm" draw:fill="solid" draw:fill-color="#ec9ba4" draw:textarea-horizontal-align="justify" draw:textarea-vertical-align="middle" draw:auto-grow-height="false" fo:min-height="2.748cm" fo:min-width="5.292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650953" draw:marker-start-width="0.279cm" draw:marker-end-width="0.279cm" draw:fill="none" draw:textarea-horizontal-align="justify" draw:textarea-vertical-align="middle" draw:auto-grow-height="false" fo:min-height="0.335cm" fo:min-width="0.263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650953" draw:marker-start-width="0.279cm" draw:marker-end-width="0.279cm" draw:fill="none" draw:textarea-horizontal-align="justify" draw:textarea-vertical-align="middle" draw:auto-grow-height="false" fo:min-height="0.335cm" fo:min-width="0.262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650953" draw:marker-start-width="0.279cm" draw:marker-end-width="0.279cm" draw:fill="solid" draw:fill-color="#a1467e" draw:textarea-horizontal-align="justify" draw:textarea-vertical-align="middle" draw:auto-grow-height="false" fo:min-height="2.748cm" fo:min-width="5.292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650953" draw:marker-start-width="0.279cm" draw:marker-end-width="0.279cm" draw:fill="none" draw:fill-color="#8d1d75" draw:textarea-horizontal-align="justify" draw:textarea-vertical-align="middle" draw:auto-grow-height="false" fo:min-height="0.335cm" fo:min-width="0.263cm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svg:stroke-color="#650953" draw:marker-start-width="0.279cm" draw:marker-end-width="0.279cm" draw:fill="none" draw:fill-color="#8d1d75" draw:textarea-horizontal-align="justify" draw:textarea-vertical-align="middle" draw:auto-grow-height="false" fo:min-height="0.335cm" fo:min-width="0.262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8d1d75" fo:min-height="1.64cm"/>
      <style:paragraph-properties style:writing-mode="lr-tb"/>
    </style:style>
    <style:style style:name="gr23" style:family="graphic" style:parent-style-name="standard">
      <style:graphic-properties svg:stroke-width="0.051cm" svg:stroke-color="#650953" draw:marker-start-width="0.279cm" draw:marker-end-width="0.279cm" draw:fill="none" draw:fill-color="#ff6d6d" draw:textarea-horizontal-align="justify" draw:textarea-vertical-align="middle" draw:auto-grow-height="false" fo:min-height="0.335cm" fo:min-width="0.263cm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650953" draw:marker-start-width="0.279cm" draw:marker-end-width="0.279cm" draw:fill="none" draw:fill-color="#ff6d6d" draw:textarea-horizontal-align="justify" draw:textarea-vertical-align="middle" draw:auto-grow-height="false" fo:min-height="0.335cm" fo:min-width="0.262cm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102cm" svg:stroke-color="#999999" draw:marker-start-width="0.356cm" draw:marker-end="Arrow" draw:marker-end-width="0.457cm" draw:fill="solid" draw:fill-color="#8d1d75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stroke="none" svg:stroke-color="#000000" draw:fill="none" draw:fill-color="#ffffff" fo:min-height="1.80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3.43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/>
      <style:text-properties style:font-name="DejaVu Sans" fo:font-size="28pt" style:font-size-asian="28pt" style:font-size-complex="28pt"/>
    </style:style>
    <style:style style:name="P3" style:family="paragraph">
      <loext:graphic-properties draw:fill="solid" draw:fill-color="#ffd8ce"/>
      <style:paragraph-properties fo:margin-left="0cm" fo:margin-right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style:font-name="DejaVu Sans"/>
    </style:style>
    <style:style style:name="P5" style:family="paragraph">
      <loext:graphic-properties draw:fill="solid" draw:fill-color="#ff6d6d"/>
      <style:paragraph-properties fo:margin-left="0cm" fo:margin-right="0cm" fo:text-align="center" fo:text-indent="0cm"/>
    </style:style>
    <style:style style:name="P6" style:family="paragraph">
      <loext:graphic-properties draw:fill="solid" draw:fill-color="#ff6d6d"/>
      <style:paragraph-properties fo:text-align="center"/>
    </style:style>
    <style:style style:name="P7" style:family="paragraph">
      <loext:graphic-properties draw:fill="none" draw:fill-color="#ff6d6d"/>
      <style:paragraph-properties fo:margin-left="0cm" fo:margin-right="0cm" fo:text-indent="0cm" style:writing-mode="lr-tb"/>
      <style:text-properties style:font-name="DejaVu Sans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 style:writing-mode="lr-tb"/>
      <style:text-properties fo:color="#333333" style:font-name="DejaVu Sans" fo:font-size="24pt" style:font-size-asian="24pt" style:font-size-complex="24pt"/>
    </style:style>
    <style:style style:name="P10" style:family="paragraph">
      <loext:graphic-properties draw:fill="solid" draw:fill-color="#dee6ef"/>
      <style:paragraph-properties fo:text-align="center" style:writing-mode="lr-tb"/>
      <style:text-properties fo:color="#333333" style:font-name="DejaVu Sans" fo:font-size="24pt" style:font-size-asian="24pt" style:font-size-complex="24pt"/>
    </style:style>
    <style:style style:name="P11" style:family="paragraph">
      <loext:graphic-properties draw:fill="none" draw:fill-color="#ffffff"/>
      <style:paragraph-properties style:writing-mode="lr-tb"/>
      <style:text-properties fo:color="#c9211e" style:font-name="DejaVu Sans" fo:font-size="24pt" style:font-size-asian="24pt" style:font-size-complex="24pt"/>
    </style:style>
    <style:style style:name="P12" style:family="paragraph">
      <loext:graphic-properties draw:fill="solid" draw:fill-color="#ec9ba4"/>
      <style:paragraph-properties fo:margin-left="0cm" fo:margin-right="0cm" fo:text-align="center" fo:text-indent="0cm"/>
    </style:style>
    <style:style style:name="P13" style:family="paragraph">
      <loext:graphic-properties draw:fill="solid" draw:fill-color="#a1467e"/>
      <style:paragraph-properties fo:margin-left="0cm" fo:margin-right="0cm" fo:text-align="center" fo:text-indent="0cm"/>
    </style:style>
    <style:style style:name="P14" style:family="paragraph">
      <loext:graphic-properties draw:fill="none" draw:fill-color="#8d1d75"/>
      <style:paragraph-properties fo:text-align="center"/>
    </style:style>
    <style:style style:name="P15" style:family="paragraph">
      <loext:graphic-properties draw:fill="none" draw:fill-color="#8d1d75"/>
      <style:paragraph-properties fo:margin-left="0cm" fo:margin-right="0cm" fo:text-indent="0cm" style:writing-mode="lr-tb"/>
      <style:text-properties fo:color="#ffffff" style:font-name="DejaVu Sans"/>
    </style:style>
    <style:style style:name="P16" style:family="paragraph">
      <loext:graphic-properties draw:fill="none" draw:fill-color="#8d1d75"/>
      <style:paragraph-properties fo:margin-left="0cm" fo:margin-right="0cm" fo:text-indent="0cm" style:writing-mode="lr-tb"/>
      <style:text-properties style:font-name="DejaVu Sans"/>
    </style:style>
    <style:style style:name="P17" style:family="paragraph">
      <loext:graphic-properties draw:fill="none" draw:fill-color="#ff6d6d"/>
      <style:paragraph-properties fo:text-align="center"/>
    </style:style>
    <style:style style:name="P18" style:family="paragraph">
      <loext:graphic-properties draw:fill="solid" draw:fill-color="#8d1d75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color="#8d1d75" style:font-name="DejaVu Sans" fo:font-size="24pt" style:font-size-asian="24pt" style:font-size-complex="24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DejaVu Sans" fo:font-size="24pt" style:font-size-asian="24pt" style:font-size-complex="24pt"/>
    </style:style>
    <style:style style:name="T1" style:family="text">
      <style:text-properties style:font-name="DejaVu Sans" fo:font-size="28pt" style:font-size-asian="28pt" style:font-size-complex="28pt"/>
    </style:style>
    <style:style style:name="T2" style:family="text">
      <style:text-properties style:font-name="DejaVu Sans" fo:font-size="22pt" style:font-size-asian="22pt" style:font-size-complex="22pt"/>
    </style:style>
    <style:style style:name="T3" style:family="text">
      <style:text-properties style:font-name="DejaVu Sans"/>
    </style:style>
    <style:style style:name="T4" style:family="text">
      <style:text-properties fo:color="#333333" style:font-name="DejaVu Sans" fo:font-size="24pt" style:font-size-asian="24pt" style:font-size-complex="24pt"/>
    </style:style>
    <style:style style:name="T5" style:family="text">
      <style:text-properties fo:color="#c9211e" style:font-name="DejaVu Sans" fo:font-size="24pt" style:font-size-asian="24pt" style:font-size-complex="24pt"/>
    </style:style>
    <style:style style:name="T6" style:family="text">
      <style:text-properties fo:color="#ffffff" style:font-name="DejaVu Sans" fo:font-size="22pt" style:font-size-asian="22pt" style:font-size-complex="22pt"/>
    </style:style>
    <style:style style:name="T7" style:family="text">
      <style:text-properties fo:color="#ffffff" style:font-name="DejaVu Sans"/>
    </style:style>
    <style:style style:name="T8" style:family="text">
      <style:text-properties fo:color="#8d1d75" style:font-name="DejaVu Sans" fo:font-size="24pt" style:font-size-asian="24pt" style:font-size-complex="24pt"/>
    </style:style>
    <style:style style:name="T9" style:family="text">
      <style:text-properties style:font-name="DejaVu Sans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0.889cm" svg:x="10.16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11.176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12.192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13.208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9.144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318cm" svg:height="1.778cm" svg:x="10.602cm" svg:y="27.811cm">
          <draw:text-box>
            <text:p><text:span text:style-name="T1">The</text:span></text:p>
          </draw:text-box>
        </draw:frame>
        <draw:custom-shape draw:style-name="gr1" draw:text-style-name="P1" draw:layer="layout" svg:width="1.016cm" svg:height="0.889cm" svg:x="17.78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18.796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19.812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20.828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16.764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318cm" svg:height="1.778cm" svg:x="17.516cm" svg:y="27.811cm">
          <draw:text-box>
            <text:p><text:span text:style-name="T1">mouse</text:span></text:p>
          </draw:text-box>
        </draw:frame>
        <draw:custom-shape draw:style-name="gr1" draw:text-style-name="P1" draw:layer="layout" svg:width="1.016cm" svg:height="0.889cm" svg:x="25.527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26.543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27.559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28.575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24.511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318cm" svg:height="1.778cm" svg:x="26.67cm" svg:y="27.811cm">
          <draw:text-box>
            <text:p><text:span text:style-name="T1">is</text:span></text:p>
          </draw:text-box>
        </draw:frame>
        <draw:custom-shape draw:style-name="gr3" draw:text-style-name="P3" draw:layer="layout" svg:width="5.842cm" svg:height="3.048cm" svg:x="24.13cm" svg:y="17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13cm" svg:height="0.635cm" svg:x="25.85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812cm" svg:height="0.635cm" svg:x="26.663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13cm" svg:height="0.635cm" svg:x="27.475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13cm" svg:height="0.635cm" svg:x="28.288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13cm" svg:height="0.635cm" svg:x="25.037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4.191cm" svg:height="1.89cm" svg:x="25.654cm" svg:y="18.159cm">
          <draw:text-box>
            <text:p><text:span text:style-name="T2">LSTM</text:span></text:p>
            <text:p><text:span text:style-name="T3"/></text:p>
          </draw:text-box>
        </draw:frame>
        <draw:custom-shape draw:style-name="gr3" draw:text-style-name="P3" draw:layer="layout" svg:width="5.842cm" svg:height="3.048cm" svg:x="16.383cm" svg:y="17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13cm" svg:height="0.635cm" svg:x="18.103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812cm" svg:height="0.635cm" svg:x="18.916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13cm" svg:height="0.635cm" svg:x="19.728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13cm" svg:height="0.635cm" svg:x="20.541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13cm" svg:height="0.635cm" svg:x="17.29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4.191cm" svg:height="1.89cm" svg:x="17.907cm" svg:y="18.159cm">
          <draw:text-box>
            <text:p><text:span text:style-name="T2">LSTM</text:span></text:p>
            <text:p><text:span text:style-name="T3"/></text:p>
          </draw:text-box>
        </draw:frame>
        <draw:custom-shape draw:style-name="gr3" draw:text-style-name="P3" draw:layer="layout" svg:width="5.842cm" svg:height="3.048cm" svg:x="8.636cm" svg:y="17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13cm" svg:height="0.635cm" svg:x="10.356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812cm" svg:height="0.635cm" svg:x="11.169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13cm" svg:height="0.635cm" svg:x="11.981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13cm" svg:height="0.635cm" svg:x="12.794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13cm" svg:height="0.635cm" svg:x="9.543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4.191cm" svg:height="1.89cm" svg:x="10.16cm" svg:y="18.159cm">
          <draw:text-box>
            <text:p><text:span text:style-name="T2">LSTM</text:span></text:p>
            <text:p><text:span text:style-name="T3"/></text:p>
          </draw:text-box>
        </draw:frame>
        <draw:custom-shape draw:style-name="gr7" draw:text-style-name="P5" draw:layer="layout" svg:width="5.842cm" svg:height="3.048cm" svg:x="24.13cm" svg:y="11.4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813cm" svg:height="0.635cm" svg:x="25.85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812cm" svg:height="0.635cm" svg:x="26.663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813cm" svg:height="0.635cm" svg:x="27.475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813cm" svg:height="0.635cm" svg:x="28.288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813cm" svg:height="0.635cm" svg:x="25.037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191cm" svg:height="1.89cm" svg:x="25.654cm" svg:y="11.936cm">
          <draw:text-box>
            <text:p><text:span text:style-name="T2">LSTM</text:span></text:p>
            <text:p><text:span text:style-name="T3"/></text:p>
          </draw:text-box>
        </draw:frame>
        <draw:custom-shape draw:style-name="gr7" draw:text-style-name="P5" draw:layer="layout" svg:width="5.842cm" svg:height="3.048cm" svg:x="16.383cm" svg:y="11.4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813cm" svg:height="0.635cm" svg:x="18.103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812cm" svg:height="0.635cm" svg:x="18.916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813cm" svg:height="0.635cm" svg:x="19.728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813cm" svg:height="0.635cm" svg:x="20.541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813cm" svg:height="0.635cm" svg:x="17.29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191cm" svg:height="1.89cm" svg:x="17.907cm" svg:y="11.936cm">
          <draw:text-box>
            <text:p><text:span text:style-name="T2">LSTM</text:span></text:p>
            <text:p><text:span text:style-name="T3"/></text:p>
          </draw:text-box>
        </draw:frame>
        <draw:custom-shape draw:style-name="gr7" draw:text-style-name="P5" draw:layer="layout" svg:width="5.842cm" svg:height="3.048cm" svg:x="8.636cm" svg:y="11.4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813cm" svg:height="0.635cm" svg:x="10.356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812cm" svg:height="0.635cm" svg:x="11.169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813cm" svg:height="0.635cm" svg:x="11.981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813cm" svg:height="0.635cm" svg:x="12.794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813cm" svg:height="0.635cm" svg:x="9.543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191cm" svg:height="1.89cm" svg:x="10.16cm" svg:y="11.936cm">
          <draw:text-box>
            <text:p><text:span text:style-name="T2">LSTM</text:span></text:p>
            <text:p><text:span text:style-name="T3"/></text:p>
          </draw:text-box>
        </draw:frame>
        <draw:line draw:style-name="gr11" draw:text-style-name="P8" draw:layer="layout" svg:x1="11.684cm" svg:y1="24.255cm" svg:x2="11.684cm" svg:y2="21.461cm">
          <text:p/>
        </draw:line>
        <draw:line draw:style-name="gr11" draw:text-style-name="P8" draw:layer="layout" svg:x1="19.304cm" svg:y1="24.255cm" svg:x2="19.304cm" svg:y2="21.461cm">
          <text:p/>
        </draw:line>
        <draw:line draw:style-name="gr11" draw:text-style-name="P8" draw:layer="layout" svg:x1="27.051cm" svg:y1="24.255cm" svg:x2="27.051cm" svg:y2="21.461cm">
          <text:p/>
        </draw:line>
        <draw:line draw:style-name="gr11" draw:text-style-name="P8" draw:layer="layout" svg:x1="11.684cm" svg:y1="17.143cm" svg:x2="11.684cm" svg:y2="14.857cm">
          <text:p/>
        </draw:line>
        <draw:line draw:style-name="gr11" draw:text-style-name="P8" draw:layer="layout" svg:x1="19.304cm" svg:y1="17.143cm" svg:x2="19.304cm" svg:y2="14.857cm">
          <text:p/>
        </draw:line>
        <draw:line draw:style-name="gr11" draw:text-style-name="P8" draw:layer="layout" svg:x1="27.051cm" svg:y1="17.143cm" svg:x2="27.051cm" svg:y2="14.857cm">
          <text:p/>
        </draw:line>
        <draw:line draw:style-name="gr11" draw:text-style-name="P8" draw:layer="layout" svg:x1="14.732cm" svg:y1="19.175cm" svg:x2="16.205cm" svg:y2="19.175cm">
          <text:p/>
        </draw:line>
        <draw:line draw:style-name="gr11" draw:text-style-name="P8" draw:layer="layout" svg:x1="22.479cm" svg:y1="19.175cm" svg:x2="23.952cm" svg:y2="19.175cm">
          <text:p/>
        </draw:line>
        <draw:line draw:style-name="gr11" draw:text-style-name="P8" draw:layer="layout" svg:x1="14.732cm" svg:y1="12.952cm" svg:x2="16.205cm" svg:y2="12.952cm">
          <text:p/>
        </draw:line>
        <draw:line draw:style-name="gr11" draw:text-style-name="P8" draw:layer="layout" svg:x1="22.479cm" svg:y1="12.952cm" svg:x2="23.952cm" svg:y2="12.952cm">
          <text:p/>
        </draw:line>
        <draw:line draw:style-name="gr11" draw:text-style-name="P8" draw:layer="layout" svg:x1="31.623cm" svg:y1="12.444cm" svg:x2="31.623cm" svg:y2="10.158cm">
          <text:p/>
        </draw:line>
        <draw:line draw:style-name="gr12" draw:text-style-name="P8" draw:layer="layout" svg:x1="30.607cm" svg:y1="12.393cm" svg:x2="31.623cm" svg:y2="12.393cm">
          <text:p/>
        </draw:line>
        <draw:custom-shape draw:style-name="gr13" draw:text-style-name="P1" draw:layer="layout" svg:width="1.016cm" svg:height="0.889cm" svg:x="29.972cm" svg:y="8.6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016cm" svg:height="0.889cm" svg:x="30.988cm" svg:y="8.6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016cm" svg:height="0.889cm" svg:x="32.004cm" svg:y="8.6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016cm" svg:height="0.889cm" svg:x="33.02cm" svg:y="8.6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016cm" svg:height="0.889cm" svg:x="28.956cm" svg:y="8.6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8" draw:layer="layout" svg:x1="31.623cm" svg:y1="8.253cm" svg:x2="31.623cm" svg:y2="6.729cm">
          <text:p/>
        </draw:line>
        <draw:custom-shape draw:style-name="gr14" draw:text-style-name="P10" draw:layer="layout" svg:width="16.637cm" svg:height="2.54cm" svg:x="27.94cm" svg:y="3.829cm">
          <text:p text:style-name="P9"><text:span text:style-name="T4">Fully connected layer </text:span></text:p>
          <text:p text:style-name="P9"><text:span text:style-name="T4">+ soft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31.623cm" svg:y1="3.3cm" svg:x2="31.623cm" svg:y2="1.776cm">
          <text:p/>
        </draw:line>
        <draw:frame draw:style-name="gr15" draw:text-style-name="P11" draw:layer="layout" svg:width="11.811cm" svg:height="2.223cm" svg:x="24.892cm" svg:y="0.125cm">
          <draw:text-box>
            <text:p><text:span text:style-name="T5">p(chased | The, mouse, is)</text:span></text:p>
          </draw:text-box>
        </draw:frame>
        <draw:custom-shape draw:style-name="gr1" draw:text-style-name="P1" draw:layer="layout" svg:width="1.016cm" svg:height="0.889cm" svg:x="44.069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45.085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46.101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47.117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43.053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495cm" svg:height="1.778cm" svg:x="44.842cm" svg:y="27.811cm">
          <draw:text-box>
            <text:p><text:span text:style-name="T1">by</text:span></text:p>
          </draw:text-box>
        </draw:frame>
        <draw:custom-shape draw:style-name="gr1" draw:text-style-name="P1" draw:layer="layout" svg:width="1.016cm" svg:height="0.889cm" svg:x="51.689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52.705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53.721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54.737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50.673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318cm" svg:height="1.778cm" svg:x="52.578cm" svg:y="27.811cm">
          <draw:text-box>
            <text:p><text:span text:style-name="T1">the</text:span></text:p>
          </draw:text-box>
        </draw:frame>
        <draw:custom-shape draw:style-name="gr1" draw:text-style-name="P1" draw:layer="layout" svg:width="1.016cm" svg:height="0.889cm" svg:x="59.436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60.452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61.468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62.484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889cm" svg:x="58.42cm" svg:y="25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45cm" svg:height="1.778cm" svg:x="59.938cm" svg:y="27.811cm">
          <draw:text-box>
            <text:p><text:span text:style-name="T1">cat</text:span></text:p>
          </draw:text-box>
        </draw:frame>
        <draw:custom-shape draw:style-name="gr16" draw:text-style-name="P12" draw:layer="layout" svg:width="5.842cm" svg:height="3.048cm" svg:x="58.039cm" svg:y="17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813cm" svg:height="0.635cm" svg:x="59.759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812cm" svg:height="0.635cm" svg:x="60.572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813cm" svg:height="0.635cm" svg:x="61.384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813cm" svg:height="0.635cm" svg:x="62.197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813cm" svg:height="0.635cm" svg:x="58.946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4.191cm" svg:height="1.89cm" svg:x="59.563cm" svg:y="18.159cm">
          <draw:text-box>
            <text:p><text:span text:style-name="T6">LSTM</text:span></text:p>
            <text:p><text:span text:style-name="T3"/></text:p>
          </draw:text-box>
        </draw:frame>
        <draw:custom-shape draw:style-name="gr16" draw:text-style-name="P12" draw:layer="layout" svg:width="5.842cm" svg:height="3.048cm" svg:x="50.292cm" svg:y="17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813cm" svg:height="0.635cm" svg:x="52.012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812cm" svg:height="0.635cm" svg:x="52.825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813cm" svg:height="0.635cm" svg:x="53.637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813cm" svg:height="0.635cm" svg:x="54.45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813cm" svg:height="0.635cm" svg:x="51.199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4.191cm" svg:height="1.89cm" svg:x="51.816cm" svg:y="18.159cm">
          <draw:text-box>
            <text:p><text:span text:style-name="T6">LSTM</text:span></text:p>
            <text:p><text:span text:style-name="T3"/></text:p>
          </draw:text-box>
        </draw:frame>
        <draw:custom-shape draw:style-name="gr16" draw:text-style-name="P12" draw:layer="layout" svg:width="5.842cm" svg:height="3.048cm" svg:x="42.545cm" svg:y="17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813cm" svg:height="0.635cm" svg:x="44.265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812cm" svg:height="0.635cm" svg:x="45.078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813cm" svg:height="0.635cm" svg:x="45.89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813cm" svg:height="0.635cm" svg:x="46.703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813cm" svg:height="0.635cm" svg:x="43.452cm" svg:y="1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4.191cm" svg:height="1.89cm" svg:x="44.069cm" svg:y="18.159cm">
          <draw:text-box>
            <text:p><text:span text:style-name="T6">LSTM</text:span></text:p>
            <text:p><text:span text:style-name="T3"/></text:p>
          </draw:text-box>
        </draw:frame>
        <draw:custom-shape draw:style-name="gr19" draw:text-style-name="P13" draw:layer="layout" svg:width="5.842cm" svg:height="3.048cm" svg:x="58.039cm" svg:y="11.4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813cm" svg:height="0.635cm" svg:x="59.759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0.812cm" svg:height="0.635cm" svg:x="60.572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813cm" svg:height="0.635cm" svg:x="61.384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813cm" svg:height="0.635cm" svg:x="62.197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813cm" svg:height="0.635cm" svg:x="58.946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5" draw:layer="layout" svg:width="4.191cm" svg:height="1.89cm" svg:x="59.563cm" svg:y="11.936cm">
          <draw:text-box>
            <text:p><text:span text:style-name="T6">LSTM</text:span></text:p>
            <text:p><text:span text:style-name="T7"/></text:p>
          </draw:text-box>
        </draw:frame>
        <draw:custom-shape draw:style-name="gr19" draw:text-style-name="P13" draw:layer="layout" svg:width="5.842cm" svg:height="3.048cm" svg:x="50.292cm" svg:y="11.4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813cm" svg:height="0.635cm" svg:x="52.012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0.812cm" svg:height="0.635cm" svg:x="52.825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813cm" svg:height="0.635cm" svg:x="53.637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813cm" svg:height="0.635cm" svg:x="54.45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813cm" svg:height="0.635cm" svg:x="51.199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4.191cm" svg:height="1.89cm" svg:x="51.816cm" svg:y="11.936cm">
          <draw:text-box>
            <text:p><text:span text:style-name="T6">LSTM</text:span></text:p>
            <text:p><text:span text:style-name="T3"/></text:p>
          </draw:text-box>
        </draw:frame>
        <draw:custom-shape draw:style-name="gr19" draw:text-style-name="P13" draw:layer="layout" svg:width="5.842cm" svg:height="3.048cm" svg:x="42.545cm" svg:y="11.4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0.813cm" svg:height="0.635cm" svg:x="44.265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0.812cm" svg:height="0.635cm" svg:x="45.078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0.813cm" svg:height="0.635cm" svg:x="45.89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0.813cm" svg:height="0.635cm" svg:x="46.703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0.813cm" svg:height="0.635cm" svg:x="43.452cm" svg:y="1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191cm" svg:height="1.89cm" svg:x="44.069cm" svg:y="11.936cm">
          <draw:text-box>
            <text:p><text:span text:style-name="T6">LSTM</text:span></text:p>
            <text:p><text:span text:style-name="T3"/></text:p>
          </draw:text-box>
        </draw:frame>
        <draw:line draw:style-name="gr11" draw:text-style-name="P8" draw:layer="layout" svg:x1="45.593cm" svg:y1="24.255cm" svg:x2="45.593cm" svg:y2="21.461cm">
          <text:p/>
        </draw:line>
        <draw:line draw:style-name="gr11" draw:text-style-name="P8" draw:layer="layout" svg:x1="53.213cm" svg:y1="24.255cm" svg:x2="53.213cm" svg:y2="21.461cm">
          <text:p/>
        </draw:line>
        <draw:line draw:style-name="gr11" draw:text-style-name="P8" draw:layer="layout" svg:x1="60.96cm" svg:y1="24.255cm" svg:x2="60.96cm" svg:y2="21.461cm">
          <text:p/>
        </draw:line>
        <draw:line draw:style-name="gr11" draw:text-style-name="P8" draw:layer="layout" svg:x1="45.593cm" svg:y1="17.143cm" svg:x2="45.593cm" svg:y2="14.857cm">
          <text:p/>
        </draw:line>
        <draw:line draw:style-name="gr11" draw:text-style-name="P8" draw:layer="layout" svg:x1="53.213cm" svg:y1="17.143cm" svg:x2="53.213cm" svg:y2="14.857cm">
          <text:p/>
        </draw:line>
        <draw:line draw:style-name="gr11" draw:text-style-name="P8" draw:layer="layout" svg:x1="60.96cm" svg:y1="17.143cm" svg:x2="60.96cm" svg:y2="14.857cm">
          <text:p/>
        </draw:line>
        <draw:line draw:style-name="gr11" draw:text-style-name="P8" draw:layer="layout" svg:x1="50.113cm" svg:y1="19.175cm" svg:x2="48.64cm" svg:y2="19.175cm">
          <text:p/>
        </draw:line>
        <draw:line draw:style-name="gr11" draw:text-style-name="P8" draw:layer="layout" svg:x1="57.86cm" svg:y1="19.175cm" svg:x2="56.387cm" svg:y2="19.175cm">
          <text:p/>
        </draw:line>
        <draw:line draw:style-name="gr11" draw:text-style-name="P8" draw:layer="layout" svg:x1="50.113cm" svg:y1="12.952cm" svg:x2="48.64cm" svg:y2="12.952cm">
          <text:p/>
        </draw:line>
        <draw:line draw:style-name="gr25" draw:text-style-name="P18" draw:layer="layout" svg:x1="57.86cm" svg:y1="12.952cm" svg:x2="56.387cm" svg:y2="12.952cm">
          <text:p/>
        </draw:line>
        <draw:line draw:style-name="gr12" draw:text-style-name="P8" draw:layer="layout" svg:x1="41.021cm" svg:y1="12.393cm" svg:x2="42.037cm" svg:y2="12.393cm">
          <text:p/>
        </draw:line>
        <draw:line draw:style-name="gr11" draw:text-style-name="P8" draw:layer="layout" svg:x1="41.021cm" svg:y1="12.444cm" svg:x2="41.021cm" svg:y2="10.158cm">
          <text:p/>
        </draw:line>
        <draw:custom-shape draw:style-name="gr13" draw:text-style-name="P1" draw:layer="layout" svg:width="1.016cm" svg:height="0.889cm" svg:x="39.37cm" svg:y="8.6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016cm" svg:height="0.889cm" svg:x="40.386cm" svg:y="8.6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016cm" svg:height="0.889cm" svg:x="41.402cm" svg:y="8.6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016cm" svg:height="0.889cm" svg:x="42.418cm" svg:y="8.6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016cm" svg:height="0.889cm" svg:x="38.354cm" svg:y="8.6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8" draw:layer="layout" svg:x1="41.021cm" svg:y1="8.253cm" svg:x2="41.021cm" svg:y2="6.729cm">
          <text:p/>
        </draw:line>
        <draw:frame draw:style-name="gr26" draw:text-style-name="P19" draw:layer="layout" svg:width="10.922cm" svg:height="2.055cm" svg:x="37.465cm" svg:y="0.102cm">
          <draw:text-box>
            <text:p><text:span text:style-name="T8">p(chased | by, the, cat)</text:span></text:p>
          </draw:text-box>
        </draw:frame>
        <draw:frame draw:style-name="gr27" draw:text-style-name="P21" draw:layer="layout" svg:width="8.636cm" svg:height="3.683cm" svg:x="0.127cm" svg:y="11.682cm">
          <draw:text-box>
            <text:p text:style-name="P20"><text:span text:style-name="T9">Forward LSTM Layer #2</text:span></text:p>
          </draw:text-box>
        </draw:frame>
        <draw:frame draw:style-name="gr27" draw:text-style-name="P21" draw:layer="layout" svg:width="8.636cm" svg:height="3.683cm" svg:x="0.254cm" svg:y="17.778cm">
          <draw:text-box>
            <text:p text:style-name="P20"><text:span text:style-name="T9">Forward LSTM Layer #1</text:span></text:p>
          </draw:text-box>
        </draw:frame>
        <draw:frame draw:style-name="gr28" draw:text-style-name="P21" draw:layer="layout" svg:width="8.636cm" svg:height="2.159cm" svg:x="0cm" svg:y="25.017cm">
          <draw:text-box>
            <text:p text:style-name="P20"><text:span text:style-name="T9">Word Embedding</text:span></text:p>
          </draw:text-box>
        </draw:frame>
        <draw:frame draw:style-name="gr27" draw:text-style-name="P21" draw:layer="layout" svg:width="8.636cm" svg:height="3.683cm" svg:x="64.008cm" svg:y="11.682cm">
          <draw:text-box>
            <text:p text:style-name="P20"><text:span text:style-name="T9">Backward LSTM Layer #2</text:span></text:p>
          </draw:text-box>
        </draw:frame>
        <draw:frame draw:style-name="gr27" draw:text-style-name="P21" draw:layer="layout" svg:width="8.636cm" svg:height="3.683cm" svg:x="64.135cm" svg:y="17.778cm">
          <draw:text-box>
            <text:p text:style-name="P20"><text:span text:style-name="T9">Backward LSTM Layer #1</text:span></text:p>
          </draw:text-box>
        </draw:frame>
        <draw:frame draw:style-name="gr28" draw:text-style-name="P21" draw:layer="layout" svg:width="8.636cm" svg:height="2.159cm" svg:x="63.881cm" svg:y="25.017cm">
          <draw:text-box>
            <text:p text:style-name="P20"><text:span text:style-name="T9">Word Embedding</text:span></text:p>
          </draw:text-box>
        </draw:frame>
        <draw:line draw:style-name="gr11" draw:text-style-name="P8" draw:layer="layout" svg:x1="41.021cm" svg:y1="3.325cm" svg:x2="41.021cm" svg:y2="1.8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Kalimati" svg:font-family="Kalimati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Kalimati" style:font-family-complex="Kalimat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2.771cm" fo:page-height="29.4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3T20:40:22.114623938</meta:creation-date>
    <dc:date>2020-03-14T14:07:23.360745714</dc:date>
    <meta:editing-duration>PT1H46M32S</meta:editing-duration>
    <meta:editing-cycles>18</meta:editing-cycles>
    <meta:generator>LibreOffice/6.4.1.2$Linux_X86_64 LibreOffice_project/40$Build-2</meta:generator>
    <meta:document-statistic meta:object-count="167"/>
  </office:meta>
</office:document-meta>
</file>